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007100" officeooo:paragraph-rsid="00007100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07100" officeooo:paragraph-rsid="00007100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07100" officeooo:paragraph-rsid="00007100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ководство пользователя.</text:p>
      <text:p text:style-name="P1"/>
      <text:p text:style-name="P2">1) Запустите приложение.</text:p>
      <text:p text:style-name="P2"/>
      <text:p text:style-name="P2">2) Наслаждайтесь автоматизированной рисовкой рандомных прямоугольников в такт музыки.</text:p>
      <text:p text:style-name="P2"/>
      <text:p text:style-name="P2">3) Закройте приложение с помощью крестика.</text:p>
      <text:p text:style-name="P2"/>
      <text:p text:style-name="P2">Ответы на вопросы:</text:p>
      <text:p text:style-name="P2"/>
      <text:p text:style-name="P3">1) <text:span text:style-name="T1">Зачем нужна это программа?</text:span></text:p>
      <text:p text:style-name="P3"><text:span text:style-name="T1"/></text:p>
      <text:p text:style-name="P3"><text:span text:style-name="T1"><text:tab/>- Для показа того, что могу создавать графическое приложения.</text:span></text:p>
      <text:p text:style-name="P3"><text:span text:style-name="T1"/></text:p>
      <text:p text:style-name="P3"><text:span text:style-name="T1">2) Что может это программа?</text:span></text:p>
      <text:p text:style-name="P3"><text:span text:style-name="T1"/></text:p>
      <text:p text:style-name="P3"><text:span text:style-name="T1"><text:tab/>- Рисовать рандомные прямоугольники рандомных цветов в такт рандомных нот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20-12-22T15:48:39.407000000</dc:date>
    <meta:editing-duration>PT4M45S</meta:editing-duration>
    <meta:editing-cycles>1</meta:editing-cycles>
    <meta:document-statistic meta:table-count="0" meta:image-count="0" meta:object-count="0" meta:page-count="1" meta:paragraph-count="9" meta:word-count="52" meta:character-count="387" meta:non-whitespace-character-count="342"/>
  </office:meta>
</office:document-meta>
</file>